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6.122cm"/>
    </style:style>
    <style:style style:name="co5" style:family="table-column">
      <style:table-column-properties fo:break-before="auto" style:column-width="3.0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893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912cm" fo:break-before="auto" style:use-optimal-row-height="false"/>
    </style:style>
    <style:style style:name="ro5" style:family="table-row">
      <style:table-row-properties style:row-height="0.7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3465a4" style:text-align-source="fix" style:repeat-content="false" fo:border="0.06pt solid #000000" fo:padding="0.101cm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465a4" style:text-align-source="fix" style:repeat-content="false" fo:border="0.06pt solid #000000" fo:padding="0.101cm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 style:data-style-name="N40107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>
      <style:table-cell-properties fo:background-color="#eeeeee" fo:border="0.06pt solid #00000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cell-content()=&quot;Ja&quot;" style:apply-style-name="Good" style:base-cell-address="Fahrtenbuch.E2"/>
      <style:map style:condition="cell-content()=&quot;Nein&quot;" style:apply-style-name="Neutral" style:base-cell-address="Fahrtenbuch.E2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4011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" style:family="table-cell" style:parent-style-name="Default" style:data-style-name="N4011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3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Category" style:data-style-name="N40107">
      <style:table-cell-properties fo:border-bottom="none" fo:border-left="2.01pt solid #000000" fo:border-right="0.99pt solid #000000" fo:border-top="0.99pt solid #000000"/>
    </style:style>
    <style:style style:name="ce40" style:family="table-cell" style:parent-style-name="Pivot_20_Table_20_Category" style:data-style-name="N40107">
      <style:table-cell-properties fo:border-bottom="none" fo:border-left="2.01pt solid #000000" fo:border-right="0.99pt solid #000000" fo:border-top="none"/>
    </style:style>
    <style:style style:name="ce41" style:family="table-cell" style:parent-style-name="Pivot_20_Table_20_Title" style:data-style-name="N40107">
      <style:table-cell-properties fo:border-bottom="2.01pt solid #000000" fo:border-left="2.01pt solid #000000" fo:border-right="0.99pt solid #000000" fo:border-top="0.99pt solid #000000"/>
    </style:style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6" style:family="table-cell" style:parent-style-name="Pivot_20_Table_20_Value">
      <style:table-cell-properties fo:border-bottom="none" fo:border-left="0.99pt solid #000000" fo:border-right="none" fo:border-top="none"/>
    </style:style>
    <style:style style:name="ce4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2" style:family="table-cell" style:parent-style-name="Pivot_20_Table_20_Value" style:data-style-name="N0"/>
    <style:style style:name="ce53" style:family="table-cell" style:parent-style-name="Pivot_20_Table_20_Value">
      <style:table-cell-properties fo:border-bottom="0.99pt solid #000000" fo:border-left="none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6" style:family="table-cell" style:parent-style-name="Pivot_20_Table_20_Value">
      <style:table-cell-properties fo:border-bottom="none" fo:border-left="none" fo:border-right="0.99pt solid #000000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size-asian="10pt" style:font-size-complex="10pt" fo:font-weight="normal" style:font-weight-asian="normal" style:font-weight-complex="normal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ahrtenbuch" table:style-name="ta1">
        <table:table-column table:style-name="co1" table:default-cell-style-name="ce1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9" office:value-type="string" calcext:value-type="string">
            <text:p>Datum</text:p>
          </table:table-cell>
          <table:table-cell table:style-name="ce16" office:value-type="string" calcext:value-type="string">
            <text:p>Tag</text:p>
          </table:table-cell>
          <table:table-cell table:style-name="ce16" office:value-type="string" calcext:value-type="string">
            <text:p>Auto</text:p>
          </table:table-cell>
          <table:table-cell table:style-name="ce16" office:value-type="string" calcext:value-type="string">
            <text:p>km</text:p>
          </table:table-cell>
          <table:table-cell table:style-name="ce16" office:value-type="string" calcext:value-type="string">
            <text:p>&gt;=100?</text:p>
          </table:table-cell>
          <table:table-cell table:style-name="ce28" table:number-columns-repeated="1019"/>
        </table:table-row>
        <table:table-row table:style-name="ro2">
          <table:table-cell table:style-name="ce11" office:value-type="date" office:date-value="2021-04-01" calcext:value-type="date">
            <text:p>01/04/21</text:p>
          </table:table-cell>
          <table:table-cell table:style-name="ce17" table:formula="of:=WEEKDAY([.A2])" office:value-type="date" office:date-value="1900-01-04" calcext:value-type="date">
            <text:p>Do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205" calcext:value-type="float">
            <text:p>205</text:p>
          </table:table-cell>
          <table:table-cell table:style-name="ce26" table:formula="of:=IF([.D2]&gt;=100;&quot;Ja&quot;;&quot;Nein&quot;)" office:value-type="string" office:string-value="Ja" calcext:value-type="string">
            <text:p>Ja</text:p>
          </table:table-cell>
          <table:table-cell/>
          <table:table-cell table:style-name="ce7" office:value-type="string" calcext:value-type="string">
            <text:p>Kürzeste Fahrt?</text:p>
          </table:table-cell>
          <table:table-cell table:style-name="ce33" table:formula="of:=MIN([.D2:.D13])" office:value-type="currency" office:currency="km" office:value="56" calcext:value-type="currency">
            <text:p>56 km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03" calcext:value-type="date">
            <text:p>03/04/21</text:p>
          </table:table-cell>
          <table:table-cell table:style-name="ce17" table:formula="of:=WEEKDAY([.A3])" office:value-type="date" office:date-value="1900-01-06" calcext:value-type="date">
            <text:p>Sa</text:p>
          </table:table-cell>
          <table:table-cell table:style-name="ce20" office:value-type="string" calcext:value-type="string">
            <text:p>EQ</text:p>
          </table:table-cell>
          <table:table-cell table:style-name="ce22" office:value-type="float" office:value="139" calcext:value-type="float">
            <text:p>139</text:p>
          </table:table-cell>
          <table:table-cell table:style-name="ce26" table:formula="of:=IF([.D3]&gt;=100;&quot;Ja&quot;;&quot;Nein&quot;)" office:value-type="string" office:string-value="Ja" calcext:value-type="string">
            <text:p>Ja</text:p>
          </table:table-cell>
          <table:table-cell/>
          <table:table-cell table:style-name="ce7" office:value-type="string" calcext:value-type="string">
            <text:p>Längste Fahrt?</text:p>
          </table:table-cell>
          <table:table-cell table:style-name="ce33" table:formula="of:=MAX([.D2:.D13])" office:value-type="currency" office:currency="km" office:value="267" calcext:value-type="currency">
            <text:p>267 km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05" calcext:value-type="date">
            <text:p>05/04/21</text:p>
          </table:table-cell>
          <table:table-cell table:style-name="ce17" table:formula="of:=WEEKDAY([.A4])" office:value-type="date" office:date-value="1900-01-01" calcext:value-type="date">
            <text:p>Mo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267" calcext:value-type="float">
            <text:p>267</text:p>
          </table:table-cell>
          <table:table-cell table:style-name="ce26" table:formula="of:=IF([.D4]&gt;=100;&quot;Ja&quot;;&quot;Nein&quot;)" office:value-type="string" office:string-value="Ja" calcext:value-type="string">
            <text:p>Ja</text:p>
          </table:table-cell>
          <table:table-cell/>
          <table:table-cell table:style-name="ce7" office:value-type="string" calcext:value-type="string">
            <text:p>Wie häufig mit F8?</text:p>
          </table:table-cell>
          <table:table-cell table:style-name="ce34" table:formula="of:=COUNTIF([.C2:.C13];&quot;F8&quot;)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05" calcext:value-type="date">
            <text:p>05/04/21</text:p>
          </table:table-cell>
          <table:table-cell table:style-name="ce17" table:formula="of:=WEEKDAY([.A5])" office:value-type="date" office:date-value="1900-01-01" calcext:value-type="date">
            <text:p>Mo</text:p>
          </table:table-cell>
          <table:table-cell table:style-name="ce20" office:value-type="string" calcext:value-type="string">
            <text:p>EQ</text:p>
          </table:table-cell>
          <table:table-cell table:style-name="ce22" office:value-type="float" office:value="220" calcext:value-type="float">
            <text:p>220</text:p>
          </table:table-cell>
          <table:table-cell table:style-name="ce26" table:formula="of:=IF([.D5]&gt;=100;&quot;Ja&quot;;&quot;Nein&quot;)" office:value-type="string" office:string-value="Ja" calcext:value-type="string">
            <text:p>Ja</text:p>
          </table:table-cell>
          <table:table-cell/>
          <table:table-cell table:style-name="ce7" office:value-type="string" calcext:value-type="string">
            <text:p>Wie viele Fahrten &gt;= 200km mit F8?</text:p>
          </table:table-cell>
          <table:table-cell table:style-name="ce34" table:formula="of:=COUNTIFS([.C2:.C13];&quot;F8&quot;;[.D2:.D13];&quot;&gt;=200&quot;)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15" calcext:value-type="date">
            <text:p>15/04/21</text:p>
          </table:table-cell>
          <table:table-cell table:style-name="ce17" table:formula="of:=WEEKDAY([.A6])" office:value-type="date" office:date-value="1900-01-04" calcext:value-type="date">
            <text:p>Do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96" calcext:value-type="float">
            <text:p>96</text:p>
          </table:table-cell>
          <table:table-cell table:style-name="ce26" table:formula="of:=IF([.D6]&gt;=100;&quot;Ja&quot;;&quot;Nein&quot;)" office:value-type="string" office:string-value="Nein" calcext:value-type="string">
            <text:p>Nein</text:p>
          </table:table-cell>
          <table:table-cell/>
          <table:table-cell table:style-name="ce7" office:value-type="string" calcext:value-type="string">
            <text:p>Wie viele km insgesamt mit EQ?</text:p>
          </table:table-cell>
          <table:table-cell table:style-name="ce33" table:formula="of:=SUMIF([.C2:.C13];&quot;EQ&quot;;[.D2:.D13])" office:value-type="currency" office:currency="km" office:value="445" calcext:value-type="currency">
            <text:p>445 km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16" calcext:value-type="date">
            <text:p>16/04/21</text:p>
          </table:table-cell>
          <table:table-cell table:style-name="ce17" table:formula="of:=WEEKDAY([.A7])" office:value-type="date" office:date-value="1900-01-05" calcext:value-type="date">
            <text:p>Fr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172" calcext:value-type="float">
            <text:p>172</text:p>
          </table:table-cell>
          <table:table-cell table:style-name="ce26" table:formula="of:=IF([.D7]&gt;=100;&quot;Ja&quot;;&quot;Nein&quot;)" office:value-type="string" office:string-value="Ja" calcext:value-type="string">
            <text:p>Ja</text:p>
          </table:table-cell>
          <table:table-cell/>
          <table:table-cell table:style-name="ce7" office:value-type="string" calcext:value-type="string">
            <text:p>Durchschnitt km pro Fahrt?</text:p>
          </table:table-cell>
          <table:table-cell table:style-name="ce35" table:formula="of:=SUM([.D2:.D13])/COUNTIF([.D2:.D13];&quot;&gt;&quot;&amp;0)" office:value-type="currency" office:currency="km" office:value="148.25" calcext:value-type="currency">
            <text:p>148,25 km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21-04-17" calcext:value-type="date">
            <text:p>17/04/21</text:p>
          </table:table-cell>
          <table:table-cell table:style-name="ce17" table:formula="of:=WEEKDAY([.A8])" office:value-type="date" office:date-value="1900-01-06" calcext:value-type="date">
            <text:p>Sa</text:p>
          </table:table-cell>
          <table:table-cell table:style-name="ce20" office:value-type="string" calcext:value-type="string">
            <text:p>ZOE</text:p>
          </table:table-cell>
          <table:table-cell table:style-name="ce22" office:value-type="float" office:value="220" calcext:value-type="float">
            <text:p>220</text:p>
          </table:table-cell>
          <table:table-cell table:style-name="ce26" table:formula="of:=IF([.D8]&gt;=100;&quot;Ja&quot;;&quot;Nein&quot;)" office:value-type="string" office:string-value="Ja" calcext:value-type="string">
            <text:p>Ja</text:p>
          </table:table-cell>
          <table:table-cell table:number-columns-repeated="1019"/>
        </table:table-row>
        <table:table-row table:style-name="ro2">
          <table:table-cell table:style-name="ce11" office:value-type="date" office:date-value="2021-04-20" calcext:value-type="date">
            <text:p>20/04/21</text:p>
          </table:table-cell>
          <table:table-cell table:style-name="ce17" table:formula="of:=WEEKDAY([.A9])" office:value-type="date" office:date-value="1900-01-02" calcext:value-type="date">
            <text:p>Di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118" calcext:value-type="float">
            <text:p>118</text:p>
          </table:table-cell>
          <table:table-cell table:style-name="ce26" table:formula="of:=IF([.D9]&gt;=100;&quot;Ja&quot;;&quot;Nein&quot;)" office:value-type="string" office:string-value="Ja" calcext:value-type="string">
            <text:p>Ja</text:p>
          </table:table-cell>
          <table:table-cell/>
          <table:table-cell table:style-name="ce30" office:value-type="string" calcext:value-type="string" table:number-columns-spanned="2" table:number-rows-spanned="1">
            <text:p><text:span text:style-name="T1">Teilaufgabe 5.1:</text:span> Gelbe Felder mit Formeln hinterlegen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11" office:value-type="date" office:date-value="2021-04-25" calcext:value-type="date">
            <text:p>25/04/21</text:p>
          </table:table-cell>
          <table:table-cell table:style-name="ce17" table:formula="of:=WEEKDAY([.A10])" office:value-type="date" office:date-value="1899-12-31" calcext:value-type="date">
            <text:p>So</text:p>
          </table:table-cell>
          <table:table-cell table:style-name="ce20" office:value-type="string" calcext:value-type="string">
            <text:p>F8</text:p>
          </table:table-cell>
          <table:table-cell table:style-name="ce22" office:value-type="float" office:value="56" calcext:value-type="float">
            <text:p>56</text:p>
          </table:table-cell>
          <table:table-cell table:style-name="ce26" table:formula="of:=IF([.D10]&gt;=100;&quot;Ja&quot;;&quot;Nein&quot;)" office:value-type="string" office:string-value="Nein" calcext:value-type="string">
            <text:p>Nein</text:p>
          </table:table-cell>
          <table:table-cell/>
          <table:table-cell table:style-name="ce30" office:value-type="string" calcext:value-type="string" table:number-columns-spanned="2" table:number-rows-spanned="2">
            <text:p><text:span text:style-name="T2">Teilaufgabe 5.2</text:span><text:span text:style-name="T1">:</text:span> In Tabellenblatt <text:span text:style-name="T1">Gesamtkm</text:span> in der gelben Zelle</text:p>
            <text:p>die Gesamtkm aus dieser Tabelle anzeigen lassen (nicht eintippen)</text:p>
          </table:table-cell>
          <table:covered-table-cell table:style-name="ce31"/>
          <table:table-cell table:number-columns-repeated="1016"/>
        </table:table-row>
        <table:table-row table:style-name="ro2">
          <table:table-cell table:style-name="ce11" office:value-type="date" office:date-value="2021-04-25" calcext:value-type="date">
            <text:p>25/04/21</text:p>
          </table:table-cell>
          <table:table-cell table:style-name="ce17" table:formula="of:=WEEKDAY([.A11])" office:value-type="date" office:date-value="1899-12-31" calcext:value-type="date">
            <text:p>So</text:p>
          </table:table-cell>
          <table:table-cell table:style-name="ce20" office:value-type="string" calcext:value-type="string">
            <text:p>EQ</text:p>
          </table:table-cell>
          <table:table-cell table:style-name="ce22" office:value-type="float" office:value="86" calcext:value-type="float">
            <text:p>86</text:p>
          </table:table-cell>
          <table:table-cell table:style-name="ce26" table:formula="of:=IF([.D11]&gt;=100;&quot;Ja&quot;;&quot;Nein&quot;)" office:value-type="string" office:string-value="Nein" calcext:value-type="string">
            <text:p>Nein</text:p>
          </table:table-cell>
          <table:table-cell/>
          <table:covered-table-cell table:number-columns-repeated="2" table:style-name="ce31"/>
          <table:table-cell table:number-columns-repeated="1016"/>
        </table:table-row>
        <table:table-row table:style-name="ro2">
          <table:table-cell table:style-name="ce11" office:value-type="date" office:date-value="2021-04-25" calcext:value-type="date">
            <text:p>25/04/21</text:p>
          </table:table-cell>
          <table:table-cell table:style-name="ce17" table:formula="of:=WEEKDAY([.A12])" office:value-type="date" office:date-value="1899-12-31" calcext:value-type="date">
            <text:p>So</text:p>
          </table:table-cell>
          <table:table-cell table:style-name="ce20" office:value-type="string" calcext:value-type="string">
            <text:p>ZOE</text:p>
          </table:table-cell>
          <table:table-cell table:style-name="ce22" office:value-type="float" office:value="103" calcext:value-type="float">
            <text:p>103</text:p>
          </table:table-cell>
          <table:table-cell table:style-name="ce26" table:formula="of:=IF([.D12]&gt;=100;&quot;Ja&quot;;&quot;Nein&quot;)" office:value-type="string" office:string-value="Ja" calcext:value-type="string">
            <text:p>Ja</text:p>
          </table:table-cell>
          <table:table-cell/>
          <table:table-cell table:style-name="ce32" office:value-type="string" calcext:value-type="string" table:number-columns-spanned="2" table:number-rows-spanned="2">
            <text:p><text:span text:style-name="T2">Teilaufgabe 5.3 (optional)</text:span><text:span text:style-name="T1">:</text:span> Formatieren Sie die Tabelle, so dass sie „schön“ aussieht</text:p>
          </table:table-cell>
          <table:covered-table-cell table:style-name="ce31"/>
          <table:table-cell table:number-columns-repeated="1016"/>
        </table:table-row>
        <table:table-row table:style-name="ro2">
          <table:table-cell table:style-name="ce11" office:value-type="date" office:date-value="2021-04-27" calcext:value-type="date">
            <text:p>27/04/21</text:p>
          </table:table-cell>
          <table:table-cell table:style-name="ce17" table:formula="of:=WEEKDAY([.A13])" office:value-type="date" office:date-value="1900-01-02" calcext:value-type="date">
            <text:p>Di</text:p>
          </table:table-cell>
          <table:table-cell table:style-name="ce20" office:value-type="string" calcext:value-type="string">
            <text:p>ZOE</text:p>
          </table:table-cell>
          <table:table-cell table:style-name="ce22" office:value-type="float" office:value="97" calcext:value-type="float">
            <text:p>97</text:p>
          </table:table-cell>
          <table:table-cell table:style-name="ce26" table:formula="of:=IF([.D13]&gt;=100;&quot;Ja&quot;;&quot;Nein&quot;)" office:value-type="string" office:string-value="Nein" calcext:value-type="string">
            <text:p>Nein</text:p>
          </table:table-cell>
          <table:table-cell/>
          <table:covered-table-cell table:number-columns-repeated="2" table:style-name="ce31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Summe:</text:p>
          </table:table-cell>
          <table:covered-table-cell table:style-name="ce21"/>
          <table:table-cell table:style-name="ce23" table:formula="of:=SUM([.D2:.D13])" office:value-type="float" office:value="1779" calcext:value-type="float">
            <text:p>1779</text:p>
          </table:table-cell>
          <table:table-cell table:number-columns-repeated="2"/>
          <table:table-cell table:style-name="ce32" office:value-type="string" calcext:value-type="string" table:number-columns-spanned="2" table:number-rows-spanned="2">
            <text:p><text:span text:style-name="T2">Teilaufgabe 5.4 (optional)</text:span><text:span text:style-name="T3">:</text:span><text:span text:style-name="T4"> Erzeugen Sie die f</text:span>ehlenden Angaben in Spalte B so, dass Sie in Abhängigkeit der Spalte A automatisch richtig angezeigt werden (<text:span text:style-name="T5">Internetrecherche empfohlen).</text:span>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covered-table-cell table:number-columns-repeated="2"/>
          <table:table-cell table:number-columns-repeated="1016"/>
        </table:table-row>
        <table:table-row table:style-name="ro4">
          <table:table-cell table:style-name="ce15" office:value-type="string" calcext:value-type="string" table:number-columns-spanned="5" table:number-rows-spanned="1">
            <text:p>Hinweis: die üblichen Rahmenlinien sind hier mithilfe von Ansicht | Gitterlinien ausgeblendet</text:p>
          </table:table-cell>
          <table:covered-table-cell table:number-columns-repeated="4"/>
          <table:table-cell/>
          <table:table-cell table:style-name="ce32" office:value-type="string" calcext:value-type="string" table:number-columns-spanned="2" table:number-rows-spanned="1">
            <text:p><text:span text:style-name="T2">Teilaufgabe 5.5 (optional):</text:span><text:span text:style-name="T6"> Werten Sie die Daten des Fahrtenbuch mit einer Pivot-Tabelle aus. Lassen Sie sich bspw. anzeigen, an welchen Wochentagen (Mo, Di,…) wie viele km </text:span>mit welchem Auto  gefahren sind. (Hinweis: eventuell müssen Sie dazu die Lösung von Zusatzaufgabe 2 anpassen. (Zu Pivot: siehe Lernmodul 2 oder Internet)</text:p>
          </table:table-cell>
          <table:covered-table-cell/>
          <table:table-cell table:number-columns-repeated="1016"/>
        </table:table-row>
        <table:table-row table:style-name="ro5">
          <table:table-cell table:number-columns-repeated="6"/>
          <table:table-cell table:style-name="ce32" office:value-type="string" calcext:value-type="string" table:number-columns-spanned="2" table:number-rows-spanned="1">
            <text:p><text:span text:style-name="T2">Teilaufgabe 5.6 (optional):</text:span><text:span text:style-name="T6"> Lassen Sie in den Zellen H2, H3, H6 und H7 die Einheit km anzeigen.</text:span></text:p>
          </table:table-cell>
          <table:covered-table-cell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hrtenbuch.E2:Fahrtenbuch.E13">
            <calcext:condition calcext:apply-style-name="Good" calcext:value="=&quot;Ja&quot;" calcext:base-cell-address="Fahrtenbuch.E2"/>
            <calcext:condition calcext:apply-style-name="Neutral" calcext:value="=&quot;Nein&quot;" calcext:base-cell-address="Fahrtenbuch.E2"/>
          </calcext:conditional-format>
        </calcext:conditional-formats>
      </table:table>
      <table:table table:name="Pivot-Tabelle_Fahrtenbuch_1" table:style-name="ta1">
        <table:table-column table:style-name="co6" table:default-cell-style-name="ce40"/>
        <table:table-column table:style-name="co6" table:default-cell-style-name="ce46"/>
        <table:table-column table:style-name="co6" table:default-cell-style-name="ce52"/>
        <table:table-column table:style-name="co6" table:default-cell-style-name="ce56"/>
        <table:table-column table:style-name="co7" table:default-cell-style-name="ce63"/>
        <table:table-row table:style-name="ro2">
          <table:table-cell table:style-name="ce37" office:value-type="string" calcext:value-type="string">
            <text:p>Summe - km</text:p>
          </table:table-cell>
          <table:table-cell table:style-name="ce42" office:value-type="string" calcext:value-type="string">
            <text:p>Daten</text:p>
          </table:table-cell>
          <table:table-cell table:style-name="ce49" table:number-columns-repeated="2"/>
          <table:table-cell table:style-name="ce60"/>
        </table:table-row>
        <table:table-row table:style-name="ro2">
          <table:table-cell table:style-name="ce38" office:value-type="string" calcext:value-type="string">
            <text:p>Tag</text:p>
          </table:table-cell>
          <table:table-cell table:style-name="ce43" office:value-type="string" calcext:value-type="string">
            <text:p>EQ</text:p>
          </table:table-cell>
          <table:table-cell table:style-name="ce50" office:value-type="string" calcext:value-type="string">
            <text:p>F8</text:p>
          </table:table-cell>
          <table:table-cell table:style-name="ce50" office:value-type="string" calcext:value-type="string">
            <text:p>ZOE</text:p>
          </table:table-cell>
          <table:table-cell table:style-name="ce61" office:value-type="string" calcext:value-type="string">
            <text:p>Summe Ergebnis</text:p>
          </table:table-cell>
        </table:table-row>
        <table:table-row table:style-name="ro2">
          <table:table-cell table:style-name="ce39" office:value-type="date" office:date-value="1899-12-31" calcext:value-type="date">
            <text:p>So</text:p>
          </table:table-cell>
          <table:table-cell table:style-name="ce44" office:value-type="float" office:value="86" calcext:value-type="float">
            <text:p>86</text:p>
          </table:table-cell>
          <table:table-cell table:style-name="ce51" office:value-type="float" office:value="56" calcext:value-type="float">
            <text:p>56</text:p>
          </table:table-cell>
          <table:table-cell table:style-name="ce55" office:value-type="float" office:value="103" calcext:value-type="float">
            <text:p>103</text:p>
          </table:table-cell>
          <table:table-cell table:style-name="ce62" office:value-type="float" office:value="245" calcext:value-type="float">
            <text:p>245</text:p>
          </table:table-cell>
        </table:table-row>
        <table:table-row table:style-name="ro2">
          <table:table-cell office:value-type="date" office:date-value="1900-01-01" calcext:value-type="date">
            <text:p>Mo</text:p>
          </table:table-cell>
          <table:table-cell table:style-name="ce45" office:value-type="float" office:value="220" calcext:value-type="float">
            <text:p>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date" office:date-value="1900-01-02" calcext:value-type="date">
            <text:p>Di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57" office:value-type="float" office:value="97" calcext:value-type="float">
            <text:p>97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office:value-type="date" office:date-value="1900-01-04" calcext:value-type="date">
            <text:p>Do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2">
          <table:table-cell office:value-type="date" office:date-value="1900-01-05" calcext:value-type="date">
            <text:p>Fr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date" office:date-value="1900-01-06" calcext:value-type="date">
            <text:p>Sa</text:p>
          </table:table-cell>
          <table:table-cell table:style-name="ce47" office:value-type="float" office:value="139" calcext:value-type="float">
            <text:p>139</text:p>
          </table:table-cell>
          <table:table-cell table:style-name="ce53"/>
          <table:table-cell table:style-name="ce58" office:value-type="float" office:value="220" calcext:value-type="float">
            <text:p>220</text:p>
          </table:table-cell>
          <table:table-cell table:style-name="ce64" office:value-type="float" office:value="359" calcext:value-type="float">
            <text:p>359</text:p>
          </table:table-cell>
        </table:table-row>
        <table:table-row table:style-name="ro2">
          <table:table-cell table:style-name="ce41" office:value-type="string" calcext:value-type="string">
            <text:p>Summe Ergebnis</text:p>
          </table:table-cell>
          <table:table-cell table:style-name="ce48" office:value-type="float" office:value="445" calcext:value-type="float">
            <text:p>445</text:p>
          </table:table-cell>
          <table:table-cell table:style-name="ce54" office:value-type="float" office:value="914" calcext:value-type="float">
            <text:p>914</text:p>
          </table:table-cell>
          <table:table-cell table:style-name="ce59" office:value-type="float" office:value="420" calcext:value-type="float">
            <text:p>420</text:p>
          </table:table-cell>
          <table:table-cell table:style-name="ce65" office:value-type="float" office:value="1779" calcext:value-type="float">
            <text:p>1779</text:p>
          </table:table-cell>
        </table:table-row>
      </table:table>
      <table:table table:name="Gesamtkm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Fahrtenbuch 20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Gesamt-km:</text:p>
          </table:table-cell>
          <table:table-cell table:style-name="ce27" table:formula="of:=[$Fahrtenbuch.D14]" office:value-type="float" office:value="1779" calcext:value-type="float">
            <text:p>1779</text:p>
          </table:table-cell>
        </table:table-row>
      </table:table>
      <table:named-expressions/>
      <table:data-pilot-tables>
        <table:data-pilot-table table:name="DataPilot1" table:application-data="" table:target-range-address="'Pivot-Tabelle_Fahrtenbuch_1'.A1:'Pivot-Tabelle_Fahrtenbuch_1'.E9" table:buttons="'Pivot-Tabelle_Fahrtenbuch_1'.A2 'Pivot-Tabelle_Fahrtenbuch_1'.B1" table:show-filter-button="false" table:drill-down-on-double-click="false">
          <table:source-cell-range table:cell-range-address="Fahrtenbuch.B1:Fahrtenbuch.D1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uto" table:orientation="column" table:used-hierarchy="0" table:function="auto">
            <table:data-pilot-level table:show-empty="false" calcext:repeat-item-labels="false">
              <table:data-pilot-members>
                <table:data-pilot-member table:name="EQ" table:display="true" table:show-details="true"/>
                <table:data-pilot-member table:name="F8" table:display="true" table:show-details="true"/>
                <table:data-pilot-member table:name="ZO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g" table:orientation="row" table:used-hierarchy="0" table:function="auto">
            <table:data-pilot-level table:show-empty="false" calcext:repeat-item-labels="false">
              <table:data-pilot-members>
                <table:data-pilot-member table:name="So" table:display="true" table:show-details="true"/>
                <table:data-pilot-member table:name="Mo" table:display="true" table:show-details="true"/>
                <table:data-pilot-member table:name="Di" table:display="true" table:show-details="true"/>
                <table:data-pilot-member table:name="Do" table:display="true" table:show-details="true"/>
                <table:data-pilot-member table:name="Fr" table:display="true" table:show-details="true"/>
                <table:data-pilot-member table:name="S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m" table:orientation="data" table:used-hierarchy="0" table:function="sum">
            <table:data-pilot-level table:show-empty="false" calcext:repeat-item-labels="false">
              <table:data-pilot-members>
                <table:data-pilot-member table:name="56" table:display="true" table:show-details="true"/>
                <table:data-pilot-member table:name="86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103" table:display="true" table:show-details="true"/>
                <table:data-pilot-member table:name="118" table:display="true" table:show-details="true"/>
                <table:data-pilot-member table:name="139" table:display="true" table:show-details="true"/>
                <table:data-pilot-member table:name="172" table:display="true" table:show-details="true"/>
                <table:data-pilot-member table:name="205" table:display="true" table:show-details="true"/>
                <table:data-pilot-member table:name="220" table:display="true" table:show-details="true"/>
                <table:data-pilot-member table:name="26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40107" number:language="de" number:country="DE">
      <number:day-of-week/>
    </number:date-style>
    <number:currency-style style:name="N4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8P0"/>
    </number:currency-style>
    <number:currency-style style:name="N40110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km</number:currency-symbol>
    </number:currency-style>
    <number:currency-style style:name="N4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km</number:currency-symbol>
      <style:map style:condition="value()&gt;=0" style:apply-style-name="N40110P0"/>
    </number:currency-style>
    <number:currency-style style:name="N40111P0" style:volatile="true" number:language="de" number:country="DE">
      <number:number number:decimal-places="0" number:min-decimal-places="0" number:min-integer-digits="1" number:grouping="true"/>
      <number:text>, </number:text>
      <number:currency-symbol number:language="de" number:country="DE">km</number:currency-symbol>
    </number:currency-style>
    <number:currency-style style:name="N4011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km</number:currency-symbol>
      <style:map style:condition="value()&gt;=0" style:apply-style-name="N40111P0"/>
    </number:currency-style>
    <number:currency-style style:name="N40112P0" style:volatile="true" number:language="de" number:country="DE">
      <number:number number:decimal-places="0" number:min-decimal-places="0" number:min-integer-digits="1" number:grouping="true"/>
      <number:text> </number:text>
      <number:currency-symbol number:language="de" number:country="DE">km</number:currency-symbol>
    </number:currency-style>
    <number:currency-style style:name="N4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km</number:currency-symbol>
      <style:map style:condition="value()&gt;=0" style:apply-style-name="N40112P0"/>
    </number:currency-style>
    <number:currency-style style:name="N40113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km</number:currency-symbol>
    </number:currency-style>
    <number:currency-style style:name="N4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km</number:currency-symbol>
      <style:map style:condition="value()&gt;=0" style:apply-style-name="N40113P0"/>
    </number:currency-style>
    <number:currency-style style:name="N4011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km</number:currency-symbol>
    </number:currency-style>
    <number:currency-style style:name="N40114" number:language="de" number:country="DE">
      <style:text-properties fo:color="#ff0000"/>
      <number:text>-</number:text>
      <number:number number:decimal-places="0" number:min-decimal-places="0" number:min-integer-digits="1"/>
      <number:text> </number:text>
      <number:currency-symbol number:language="de" number:country="DE">km</number:currency-symbol>
      <style:map style:condition="value()&gt;=0" style:apply-style-name="N4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54:12.3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9T19:46:35.582000000</meta:creation-date>
    <dc:date>2022-05-17T14:23:42.408000000</dc:date>
    <meta:editing-duration>PT1H31M31S</meta:editing-duration>
    <meta:editing-cycles>16</meta:editing-cycles>
    <meta:generator>LibreOffice/7.3.3.2$Windows_X86_64 LibreOffice_project/d1d0ea68f081ee2800a922cac8f79445e4603348</meta:generator>
    <meta:document-statistic meta:table-count="3" meta:cell-count="124" meta:object-count="0"/>
  </office:meta>
</office:document-meta>
</file>